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rivenBeanImplicitObjects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ImplicitObjects.setRequest( Jms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ImplicitObjects.setRequestQueue( Queue theRequest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ImplicitObjects.setMessage( Message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ImplicitObjects.getReques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ImplicitObjects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ImplicitObjects.getMessageDrivenBea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rivenBeanImplicitObjects.setMessageDrivenBeanContext( MessageDrivenContext th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